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529cm" fo:margin-bottom="0.265cm" style:contextual-spacing="false" fo:text-indent="0cm" style:auto-text-indent="false"/>
    </style:style>
    <style:style style:name="P2" style:family="paragraph" style:parent-style-name="Text_20_body">
      <style:paragraph-properties fo:margin-left="0cm" fo:margin-right="0cm" fo:margin-top="0cm" fo:margin-bottom="0.265cm" style:contextual-spacing="false" fo:text-indent="0cm" style:auto-text-indent="false"/>
    </style:style>
    <style:style style:name="T1" style:family="text">
      <style:text-properties officeooo:rsid="0014b7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VISO LEGAL</text:h>
      <text:p text:style-name="P2">‍</text:p>
      <text:p text:style-name="P2">Identificación y Titularidad<text:line-break/>A continuación se exponen los datos identificativos del titular.<text:line-break/>Titular: <text:span text:style-name="T1">GECKO INC. &amp; QUID TECHNOLOGY SL</text:span><text:line-break/>NRT L-716319-H<text:line-break/>Domicilio: Roc dels Escolls, 7, edifici 3, 2A, AD500, Andorra la Vella, Andorra<text:line-break/>Condiciones de Uso<text:line-break/>La utilización del sitio Web te otorga la condición de Usuario, e implica la aceptación completa de todas las cláusulas y condiciones de uso incluidas en las páginas:<text:line-break/>Aviso Legal<text:line-break/>Política de Cookies<text:line-break/>Si no estás conforme con todas y cada una de estas cláusulas y condiciones te abstendrás de utilizar este sitio Web.<text:line-break/>El acceso a este sitio Web no supone, en modo alguno, el inicio de una relación comercial con ORANGE PILL SL<text:line-break/>NRT L-716319-H<text:line-break/>A través de este sitio Web, el Titular te facilita el acceso y la utilización de diversos contenidos que el Titular o sus colaboradores han publicado por medio de Internet.<text:line-break/>ORANGE PILL SL<text:line-break/>NRT L-716319-H, de otros usuarios o de cualquier usuario de Internet.<text:line-break/>Medidas de seguridad<text:line-break/>Los datos personales que facilites al Titular pueden ser almacenados en bases de datos automatizadas o no, cuya titularidad corresponde en exclusiva a ORANGE PILL SL<text:line-break/>NRT L-716319-H, que asume todas las medidas de índole técnica, organizativa y de seguridad que garantizan la confidencialidad, integridad y calidad de la información contenida en las mismas de acuerdo con lo establecido en la normativa vigente en protección de datos.<text:line-break/>No obstante, debes ser consciente de que las medidas de seguridad de los sistemas informáticos en Internet no son enteramente fiables y que, por tanto el Titular no puede garantizar la inexistencia de virus u otros elementos que puedan producir alteraciones en los sistemas informáticos (software y hardware) del Usuario o en sus documentos electrónicos y ficheros contenidos en los mismos aunque el Titular pone todos los medios necesarios y toma las medidas de seguridad oportunas para evitar la presencia de estos elementos dañinos.<text:line-break/>Contenidos<text:line-break/>El Titular ha obtenido la información, el contenido multimedia y los materiales incluidos en el sitio Web de fuentes que considera fiables, pero, si bien ha tomado todas las medidas razonables para asegurar que la información contenida es correcta, el Titular no garantiza que sea exacta, completa o actualizada. ORANGE PILL SL<text:line-break/>NRT L-716319-H declina expresamente cualquier responsabilidad por error u omisión en la información contenida en las páginas de este sitio Web.<text:line-break/>Queda prohibido transmitir o enviar a través del sitio Web cualquier contenido ilegal o ilícito, virus informáticos, o mensajes que, en general, afecten o violen derechos de el Titular o de terceros.<text:line-break/>Los contenidos tienen únicamente una finalidad informativa y bajo ninguna circunstancia deben <text:soft-page-break/>usarse ni considerarse como oferta de venta, solicitud de una oferta de compra ni recomendación para realizar cualquier otra operación, salvo que así se indique expresamente.<text:line-break/>ORANGE PILL SL<text:line-break/>NRT L-716319-H se reserva el derecho a modificar, suspender, cancelar o restringir el contenido de los vínculos o la información obtenida a través del sitio Web, sin necesidad de previo aviso.<text:line-break/>ORANGE PILL SL<text:line-break/>NRT L-716319-H no es responsable de los daños y perjuicios que pudieran derivarse de la utilización de la información del sitio Web.<text:line-break/>Política de cookies<text:line-break/>En la página Política de Cookies puedes consultar toda la información relativa a la política de recogida y tratamiento de las cookies.<text:line-break/>Enlaces a otros sitios Web<text:line-break/>El Titular puede proporcionarte acceso a sitios Web de terceros mediante enlaces con la finalidad exclusiva de informarte sobre la existencia de otras fuentes de información en Internet en las que podrás ampliar los datos ofrecidos en el sitio Web.<text:line-break/>Estos enlaces a otros sitios Web no suponen en ningún caso una sugerencia o recomendación para que visites las páginas web de destino, que están fuera del control del Titular, por lo que ORANGE PILL SL<text:line-break/>NRT L-716319-H no es responsable del contenido de los sitios web vinculados ni del resultado que obtengas al seguir los enlaces.<text:line-break/>Asimismo, ORANGE PILL SL<text:line-break/>NRT L-716319-H no responde de los links o enlaces ubicados en los sitios web vinculados a los que te proporciona acceso.<text:line-break/>El establecimiento del enlace no implica en ningún caso la existencia de relaciones entre ORANGE PILL SL<text:line-break/>NRT L-716319-H y el propietario del sitio en el que se establezca el enlace, ni la aceptación o aprobación por parte del Titular de sus contenidos o servicios.<text:line-break/>Si accedes a un sitio Web externo desde un enlace deberás leer la propia política de privacidad del otro sitio web que puede ser diferente de la de este sitio Web.<text:line-break/>Propiedad intelectual e industrial<text:line-break/>Todos los derechos están reservados.<text:line-break/>Todo acceso a este sitio Web está sujeto a las siguientes condiciones: la reproducción, almacenaje permanente y la difusión de los contenidos o cualquier otro uso que tenga finalidad pública o comercial queda expresamente prohibida sin el consentimiento previo expreso y por escrito de ORANGE PILL SL<text:line-break/>NRT L-716319-H<text:line-break/>Limitación de responsabilidad<text:line-break/>ORANGE PILL SL<text:line-break/>NRT L-716319-H declina cualquier responsabilidad en caso de que existan interrupciones o un mal funcionamiento de los Servicios o contenidos ofrecidos en Internet, cualquiera que sea su causa. Asimismo, el Titular no se hace responsable por caídas de la red, pérdidas de negocio a consecuencia de dichas caídas, suspensiones temporales de fluido eléctrico o cualquier otro tipo de daño indirecto que te pueda ser causado por causas ajenas a el Titular.<text:line-break/>Antes de tomar decisiones y/o acciones con base a la información incluida en el sitio Web, el Titular te recomienda comprobar y contrastar la información recibida con otras fuentes.</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8T20:57:55.764000000</meta:creation-date>
    <dc:date>2024-01-18T20:58:48.022000000</dc:date>
    <meta:editing-duration>PT54S</meta:editing-duration>
    <meta:editing-cycles>2</meta:editing-cycles>
    <meta:generator>LibreOffice/7.6.4.1$Windows_X86_64 LibreOffice_project/e19e193f88cd6c0525a17fb7a176ed8e6a3e2aa1</meta:generator>
    <meta:document-statistic meta:table-count="0" meta:image-count="0" meta:object-count="0" meta:page-count="3" meta:paragraph-count="3" meta:word-count="910" meta:character-count="5662" meta:non-whitespace-character-count="4755"/>
  </office:meta>
</office:document-meta>
</file>